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TTR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 mathvariant="italic">ttr</mi>
            <mi>i</mi>
          </msub>
        </mrow>
        <mi>N</mi>
      </mfrac>
    </mrow>
    <annotation encoding="StarMath 5.0">MTTR = sum from{i=1} to{N} ttr sub i over N
 
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6-07T11:18:09</meta:creation-date>
    <dc:date>2005-06-07T12:25:06</dc:date>
    <meta:editing-cycles>2</meta:editing-cycles>
    <meta:editing-duration>PT4M18S</meta:editing-duration>
    <meta:user-defined meta:name="Info 1"/>
    <meta:user-defined meta:name="Info 2"/>
    <meta:user-defined meta:name="Info 3"/>
    <meta:user-defined meta:name="Info 4"/>
  </office:meta>
</office:document-meta>
</file>